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948" officeooo:paragraph-rsid="000e2948"/>
    </style:style>
    <style:style style:name="P2" style:family="paragraph" style:parent-style-name="Standard">
      <style:text-properties officeooo:rsid="000e2948" officeooo:paragraph-rsid="000e2948"/>
    </style:style>
    <style:style style:name="T1" style:family="text">
      <style:text-properties officeooo:rsid="00103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 so<text:span text:style-name="T1">ns</text:span></text:p>
      <text:p text:style-name="P1"/>
      <text:p text:style-name="P1"/>
      <text:p text:style-name="P1"/>
      <text:p text:style-name="P1"><text:a xlink:type="simple" xlink:href="https://freesound.org/people/Robinhood76/sounds/342432/" text:style-name="Internet_20_link" text:visited-style-name="Visited_20_Internet_20_Link">https://freesound.org/people/Robinhood76/sounds/342432/</text:a></text:p>
      <text:p text:style-name="P1"/>
      <text:p text:style-name="P1"/>
      <text:p text:style-name="P1"><text:a xlink:type="simple" xlink:href="https://freesound.org/people/zandernoriega/sounds/162387/" text:style-name="Internet_20_link" text:visited-style-name="Visited_20_Internet_20_Link">https://freesound.org/people/zandernoriega/sounds/162387/</text:a></text:p>
      <text:p text:style-name="P1"/>
      <text:p text:style-name="P1"><text:a xlink:type="simple" xlink:href="https://freesound.org/people/Bykgames/sounds/414345/" text:style-name="Internet_20_link" text:visited-style-name="Visited_20_Internet_20_Link">https://freesound.org/people/Bykgames/sounds/414345/</text:a></text:p>
      <text:p text:style-name="P1"/>
      <text:p text:style-name="P1"><text:a xlink:type="simple" xlink:href="https://freesound.org/people/bevibeldesign/sounds/315826/" text:style-name="Internet_20_link" text:visited-style-name="Visited_20_Internet_20_Link">https://freesound.org/people/bevibeldesign/sounds/315826/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2T16:28:11.486000000</meta:creation-date>
    <dc:date>2023-07-23T12:10:47.383000000</dc:date>
    <meta:editing-duration>PT28M</meta:editing-duration>
    <meta:editing-cycles>8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5" meta:word-count="6" meta:character-count="230" meta:non-whitespace-character-count="229"/>
  </office:meta>
</office:document-meta>
</file>